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08075647791980751" text:style-name="L1">
        <text:list-header>
          <text:p text:style-name="P2"/>
          <text:p text:style-name="P2"/>
          <text:p text:style-name="P2"/>
        </text:list-header>
      </text:list>
      <text:p text:style-name="P3"/>
      <text:p text:style-name="P3">Synopsis Of Story </text:p>
      <text:p text:style-name="P4"/>
      <text:p text:style-name="P1"/>
      <text:p text:style-name="P1">The world of Orchestra is fading, for many years big-band music has held high position within the Music community. <text:s/>In recent years, the scales of music has changed drastically echoing from the halls of Rock and Roll to the concerts of the modern Hip-Hip shows. <text:s/>Classical Music does not seem to be holding the same weight it once held. <text:s/>Enter the Florida Orchestra, a full string band bent on restoring the life given breath by the classical music of old. <text:s/>The Orchestra, led by dynamic Composer Michael Francis, has brought to light the wonders of classical music allowing there to be a higher gained interest in the orchestra itself. <text:s/></text:p>
      <text:p text:style-name="P1"/>
      <text:p text:style-name="P1">With this Documentary production, we seek to investigate a day in the life of a musician of the Florida Orchestra. <text:s/>What trials are included in the rigor of being a full time member of the orchestra, how these musicians found their path towards their career and even what is the most exciting part of the involvement with the orchestra. <text:s/>Including interviews with several members and the conductor himself, this documentary looks to investigate the Orchestra further, looking into the lives of the memebers and catching a glimpse of how powerful these performances truly are. <text:s text:c="3"/></text:p>
      <text:p text:style-name="P1"/>
      <text:p text:style-name="P1">Music had changed over the course of the years of this earth's history, and with the ever changing music, instruments seem to be a dying art. <text:s/>This documentary looks to bring life back into the world of full string orchestras and brings a new look into a performance that was always assumed to be a greater love to the older generations. <text:s/>The Orchestra may be admired by the older communities yet it is a young person's game, and this truth presses the prestige of the orchestra to involve audince members of all ages no matter their preference of music.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1:16:24</meta:creation-date>
    <meta:document-statistic meta:table-count="0" meta:image-count="0" meta:object-count="0" meta:page-count="1" meta:paragraph-count="4" meta:word-count="305" meta:character-count="1791"/>
    <dc:date>2017-06-12T11:16:36</dc:date>
    <meta:editing-duration>PT13S</meta:editing-duration>
    <meta:editing-cycles>1</meta:editing-cycles>
    <meta:generator>OpenOffice.org/3.4.1$Unix OpenOffice.org_project/341m1$Build-9593</meta:generator>
  </office:meta>
</office:document-meta>
</file>